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664" calcext:value-type="float">
            <text:p>64.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0592" calcext:value-type="float">
            <text:p>62.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201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3072" calcext:value-type="float">
            <text:p>64.2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8504" calcext:value-type="float">
            <text:p>63.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2017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604" calcext:value-type="float">
            <text:p>63.5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2016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5944" calcext:value-type="float">
            <text:p>65.8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201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5728" calcext:value-type="float">
            <text:p>62.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200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200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2008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94184" calcext:value-type="float">
            <text:p>63.1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9296" calcext:value-type="float">
            <text:p>63.70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18752" calcext:value-type="float">
            <text:p>60.1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04808" calcext:value-type="float">
            <text:p>59.8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34376" calcext:value-type="float">
            <text:p>58.6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5024" calcext:value-type="float">
            <text:p>58.4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2832" calcext:value-type="float">
            <text:p>58.4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056101405801</text:p>
          </table:table-cell>
          <table:table-cell office:value-type="string" calcext:value-type="string">
            <text:p>12N 38W 17B:G-010155</text:p>
          </table:table-cell>
          <table:table-cell office:value-type="string" calcext:value-type="string">
            <text:p>197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